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7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eelfi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3000000000" calcext:value-type="float">
            <text:p>3.00E+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style-name="ce2" office:value-type="float" office:value="2950" calcext:value-type="float">
            <text:p>2.95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float" office:value="0.02" calcext:value-type="float">
            <text:p>2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float" office:value="0.004" calcext:value-type="float">
            <text:p>4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float" office:value="0.06" calcext:value-type="float">
            <text:p>6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nalytic Solutio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Frequency [Hz]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In-Plane</text:p>
          </table:table-cell>
          <table:table-cell table:style-name="ce1" office:value-type="string" calcext:value-type="string">
            <text:p>Out of Plan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181.002880438105" calcext:value-type="float">
            <text:p>181.002880438105</text:p>
          </table:table-cell>
          <table:table-cell table:formula="of:=([.B12]^2*SQRT(  ([.$B$2]*[.$C$7])/([.$B$3]*[.$B$4]*[.$B$5]) )/[.$B$6]^2)/(2*PI())" office:value-type="float" office:value="905.014402190526" calcext:value-type="float">
            <text:p>905.0144021905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134.33006416419" calcext:value-type="float">
            <text:p>1134.33006416419</text:p>
          </table:table-cell>
          <table:table-cell table:formula="of:=([.B13]^2*SQRT(  ([.$B$2]*[.$C$7])/([.$B$3]*[.$B$4]*[.$B$5]) )/[.$B$6]^2)/(2*PI())" office:value-type="float" office:value="5671.65032082095" calcext:value-type="float">
            <text:p>5671.650320820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3175.46516708348" calcext:value-type="float">
            <text:p>3175.46516708348</text:p>
          </table:table-cell>
          <table:table-cell table:formula="of:=([.B14]^2*SQRT(  ([.$B$2]*[.$C$7])/([.$B$3]*[.$B$4]*[.$B$5]) )/[.$B$6]^2)/(2*PI())" office:value-type="float" office:value="15877.3258354174" calcext:value-type="float">
            <text:p>15877.32583541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6224.03625773786" calcext:value-type="float">
            <text:p>6224.03625773786</text:p>
          </table:table-cell>
          <table:table-cell table:formula="of:=([.B15]^2*SQRT(  ([.$B$2]*[.$C$7])/([.$B$3]*[.$B$4]*[.$B$5]) )/[.$B$6]^2)/(2*PI())" office:value-type="float" office:value="31120.1812886893" calcext:value-type="float">
            <text:p>31120.18128868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10288.7691404246" calcext:value-type="float">
            <text:p>10288.7691404246</text:p>
          </table:table-cell>
          <table:table-cell table:formula="of:=([.B16]^2*SQRT(  ([.$B$2]*[.$C$7])/([.$B$3]*[.$B$4]*[.$B$5]) )/[.$B$6]^2)/(2*PI())" office:value-type="float" office:value="51443.845702123" calcext:value-type="float">
            <text:p>51443.8457021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15369.998595553" calcext:value-type="float">
            <text:p>15369.998595553</text:p>
          </table:table-cell>
          <table:table-cell table:formula="of:=([.B17]^2*SQRT(  ([.$B$2]*[.$C$7])/([.$B$3]*[.$B$4]*[.$B$5]) )/[.$B$6]^2)/(2*PI())" office:value-type="float" office:value="76849.9929777652" calcext:value-type="float">
            <text:p>76849.992977765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olutions from Elm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 [Hz]</text:p>
          </table:table-cell>
          <table:table-cell table:style-name="ce1" office:value-type="string" calcext:value-type="string">
            <text:p>Mode Typ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85.330173818649" calcext:value-type="float">
            <text:p>185.33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841.755432987956" calcext:value-type="float">
            <text:p>841.76</text:p>
          </table:table-cell>
          <table:table-cell office:value-type="string" calcext:value-type="string">
            <text:p>Out-Of-Plane Bend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018.5215057271" calcext:value-type="float">
            <text:p>1018.52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134.85052446832" calcext:value-type="float">
            <text:p>1134.85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3087.36059073314" calcext:value-type="float">
            <text:p>3087.36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3162.2869677662" calcext:value-type="float">
            <text:p>3162.29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</table:table>
      <table:table table:name="Fl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50000000" calcext:value-type="float">
            <text:p>5.00E+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style-name="ce2" office:value-type="float" office:value="1072" calcext:value-type="float">
            <text:p>1.07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float" office:value="0.02" calcext:value-type="float">
            <text:p>2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float" office:value="0.004" calcext:value-type="float">
            <text:p>4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float" office:value="0.06" calcext:value-type="float">
            <text:p>6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nalytic Solutio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Frequency [Hz]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In-Plane</text:p>
          </table:table-cell>
          <table:table-cell table:style-name="ce1" office:value-type="string" calcext:value-type="string">
            <text:p>Out of Plan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38.763544022916" calcext:value-type="float">
            <text:p>38.763544022916</text:p>
          </table:table-cell>
          <table:table-cell table:formula="of:=([.B12]^2*SQRT(  ([.$B$2]*[.$C$7])/([.$B$3]*[.$B$4]*[.$B$5]) )/[.$B$6]^2)/(2*PI())" office:value-type="float" office:value="193.81772011458" calcext:value-type="float">
            <text:p>193.817720114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242.927920662466" calcext:value-type="float">
            <text:p>242.927920662466</text:p>
          </table:table-cell>
          <table:table-cell table:formula="of:=([.B13]^2*SQRT(  ([.$B$2]*[.$C$7])/([.$B$3]*[.$B$4]*[.$B$5]) )/[.$B$6]^2)/(2*PI())" office:value-type="float" office:value="1214.63960331233" calcext:value-type="float">
            <text:p>1214.639603312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680.057043841184" calcext:value-type="float">
            <text:p>680.057043841184</text:p>
          </table:table-cell>
          <table:table-cell table:formula="of:=([.B14]^2*SQRT(  ([.$B$2]*[.$C$7])/([.$B$3]*[.$B$4]*[.$B$5]) )/[.$B$6]^2)/(2*PI())" office:value-type="float" office:value="3400.28521920592" calcext:value-type="float">
            <text:p>3400.285219205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1332.93847530536" calcext:value-type="float">
            <text:p>1332.93847530536</text:p>
          </table:table-cell>
          <table:table-cell table:formula="of:=([.B15]^2*SQRT(  ([.$B$2]*[.$C$7])/([.$B$3]*[.$B$4]*[.$B$5]) )/[.$B$6]^2)/(2*PI())" office:value-type="float" office:value="6664.69237652682" calcext:value-type="float">
            <text:p>6664.692376526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2203.44093171959" calcext:value-type="float">
            <text:p>2203.44093171959</text:p>
          </table:table-cell>
          <table:table-cell table:formula="of:=([.B16]^2*SQRT(  ([.$B$2]*[.$C$7])/([.$B$3]*[.$B$4]*[.$B$5]) )/[.$B$6]^2)/(2*PI())" office:value-type="float" office:value="11017.204658598" calcext:value-type="float">
            <text:p>11017.2046585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3291.63610959558" calcext:value-type="float">
            <text:p>3291.63610959558</text:p>
          </table:table-cell>
          <table:table-cell table:formula="of:=([.B17]^2*SQRT(  ([.$B$2]*[.$C$7])/([.$B$3]*[.$B$4]*[.$B$5]) )/[.$B$6]^2)/(2*PI())" office:value-type="float" office:value="16458.1805479779" calcext:value-type="float">
            <text:p>16458.180547977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olutions from Elm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 [Hz]</text:p>
          </table:table-cell>
          <table:table-cell table:style-name="ce1" office:value-type="string" calcext:value-type="string">
            <text:p>Mode Typ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39.6902721014854" calcext:value-type="float">
            <text:p>39.69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80.270217054035" calcext:value-type="float">
            <text:p>180.27</text:p>
          </table:table-cell>
          <table:table-cell office:value-type="string" calcext:value-type="string">
            <text:p>Out-Of-Plane Bend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218.126363979814" calcext:value-type="float">
            <text:p>218.13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243.039395261185" calcext:value-type="float">
            <text:p>243.04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661.188519076546" calcext:value-type="float">
            <text:p>661.19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677.23486011305" calcext:value-type="float">
            <text:p>677.23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</table:table>
      <table:table table:name="Generic P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1000000000" calcext:value-type="float">
            <text:p>1.00E+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style-name="ce2" office:value-type="float" office:value="1200" calcext:value-type="float">
            <text:p>1.20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float" office:value="0.02" calcext:value-type="float">
            <text:p>2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float" office:value="0.004" calcext:value-type="float">
            <text:p>4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float" office:value="0.06" calcext:value-type="float">
            <text:p>6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nalytic Solutio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Frequency [Hz]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In-Plane</text:p>
          </table:table-cell>
          <table:table-cell table:style-name="ce1" office:value-type="string" calcext:value-type="string">
            <text:p>Out of Plan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163.849546539508" calcext:value-type="float">
            <text:p>163.849546539508</text:p>
          </table:table-cell>
          <table:table-cell table:formula="of:=([.B12]^2*SQRT(  ([.$B$2]*[.$C$7])/([.$B$3]*[.$B$4]*[.$B$5]) )/[.$B$6]^2)/(2*PI())" office:value-type="float" office:value="819.24773269754" calcext:value-type="float">
            <text:p>819.247732697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026.83154096539" calcext:value-type="float">
            <text:p>1026.83154096539</text:p>
          </table:table-cell>
          <table:table-cell table:formula="of:=([.B13]^2*SQRT(  ([.$B$2]*[.$C$7])/([.$B$3]*[.$B$4]*[.$B$5]) )/[.$B$6]^2)/(2*PI())" office:value-type="float" office:value="5134.15770482694" calcext:value-type="float">
            <text:p>5134.1577048269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2874.53175562336" calcext:value-type="float">
            <text:p>2874.53175562336</text:p>
          </table:table-cell>
          <table:table-cell table:formula="of:=([.B14]^2*SQRT(  ([.$B$2]*[.$C$7])/([.$B$3]*[.$B$4]*[.$B$5]) )/[.$B$6]^2)/(2*PI())" office:value-type="float" office:value="14372.6587781168" calcext:value-type="float">
            <text:p>14372.65877811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5634.19496975647" calcext:value-type="float">
            <text:p>5634.19496975647</text:p>
          </table:table-cell>
          <table:table-cell table:formula="of:=([.B15]^2*SQRT(  ([.$B$2]*[.$C$7])/([.$B$3]*[.$B$4]*[.$B$5]) )/[.$B$6]^2)/(2*PI())" office:value-type="float" office:value="28170.9748487823" calcext:value-type="float">
            <text:p>28170.97484878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9313.72005808892" calcext:value-type="float">
            <text:p>9313.72005808892</text:p>
          </table:table-cell>
          <table:table-cell table:formula="of:=([.B16]^2*SQRT(  ([.$B$2]*[.$C$7])/([.$B$3]*[.$B$4]*[.$B$5]) )/[.$B$6]^2)/(2*PI())" office:value-type="float" office:value="46568.6002904446" calcext:value-type="float">
            <text:p>46568.60029044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13913.4100744624" calcext:value-type="float">
            <text:p>13913.4100744624</text:p>
          </table:table-cell>
          <table:table-cell table:formula="of:=([.B17]^2*SQRT(  ([.$B$2]*[.$C$7])/([.$B$3]*[.$B$4]*[.$B$5]) )/[.$B$6]^2)/(2*PI())" office:value-type="float" office:value="69567.0503723118" calcext:value-type="float">
            <text:p>69567.050372311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olutions from Elm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 [Hz]</text:p>
          </table:table-cell>
          <table:table-cell table:style-name="ce1" office:value-type="string" calcext:value-type="string">
            <text:p>Mode Typ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67.766749715664" calcext:value-type="float">
            <text:p>167.77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761.983772623606" calcext:value-type="float">
            <text:p>761.98</text:p>
          </table:table-cell>
          <table:table-cell office:value-type="string" calcext:value-type="string">
            <text:p>Out-Of-Plane Bend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921.9980610657" calcext:value-type="float">
            <text:p>922.00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027.30268669672" calcext:value-type="float">
            <text:p>1027.30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2794.77666176202" calcext:value-type="float">
            <text:p>2794.78</text:p>
          </table:table-cell>
          <table:table-cell office:value-type="string" calcext:value-type="string">
            <text:p>In-Plane Bendi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2862.6024133175" calcext:value-type="float">
            <text:p>2862.60</text:p>
          </table:table-cell>
          <table:table-cell office:value-type="string" calcext:value-type="string">
            <text:p>Torsion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text> </loext:text>
      <loext:fill-character> </loext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6:05:32.194461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22:06:09.715619873</meta:creation-date>
    <dc:date>2018-07-11T16:28:24.167028001</dc:date>
    <meta:editing-duration>PT17M39S</meta:editing-duration>
    <meta:editing-cycles>3</meta:editing-cycles>
    <meta:generator>LibreOffice/6.0.3.2$Linux_X86_64 LibreOffice_project/00m0$Build-2</meta:generator>
    <meta:document-statistic meta:table-count="3" meta:cell-count="198" meta:object-count="0"/>
  </office:meta>
</office:document-meta>
</file>